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text-outline="false" style:text-line-through-style="none" style:font-name="Times New Roman" fo:font-size="12pt" fo:font-style="normal" fo:text-shadow="none" style:text-underline-style="none" fo:font-weight="normal"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P2" style:family="paragraph" style:parent-style-name="Standard">
      <style:text-properties style:use-window-font-color="true" style:text-outline="false" style:text-line-through-style="none" style:font-name="Times New Roman" fo:font-size="12pt" fo:font-style="normal" fo:text-shadow="none" style:text-underline-style="none" fo:font-weight="normal"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P3" style:family="paragraph" style:parent-style-name="Standard" style:list-style-name="L4">
      <style:text-properties style:use-window-font-color="true" style:text-outline="false" style:text-line-through-style="none" style:font-name="Times New Roman" fo:font-size="12pt" fo:font-style="normal" fo:text-shadow="none" style:text-underline-style="none" fo:font-weight="normal"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P4" style:family="paragraph" style:parent-style-name="Standard">
      <style:text-properties style:use-window-font-color="true" style:text-outline="false" style:text-line-through-style="none" style:font-name="Times New Roman" fo:font-size="12pt" fo:font-style="normal" fo:text-shadow="none" style:text-underline-style="none" fo:font-weight="bold" style:letter-kerning="true" style:font-name-asian="Lucida Sans" style:font-size-asian="12pt" style:font-style-asian="normal" style:font-weight-asian="bold" style:font-name-complex="Lucida Sans" style:font-size-complex="12pt" style:font-style-complex="normal" style:font-weight-complex="bold" style:text-emphasize="none" style:text-overline-style="none" style:text-overline-color="font-color"/>
    </style:style>
    <style:style style:name="P5" style:family="paragraph" style:parent-style-name="Standard" style:list-style-name="L1"/>
    <style:style style:name="P6" style:family="paragraph" style:parent-style-name="Standard">
      <style:text-properties fo:font-weight="bold" style:font-weight-asian="bold" style:font-weight-complex="bold"/>
    </style:style>
    <style:style style:name="P7" style:family="paragraph" style:parent-style-name="Standard" style:list-style-name="L2"/>
    <style:style style:name="P8" style:family="paragraph" style:parent-style-name="Standard" style:list-style-name="L3"/>
    <style:style style:name="P9" style:family="paragraph" style:parent-style-name="Standard">
      <style:text-properties style:font-name="Times New Roman" fo:font-size="12pt" style:font-size-asian="12pt" style:font-size-complex="12pt"/>
    </style:style>
    <style:style style:name="P10" style:family="paragraph" style:parent-style-name="Standard" style:list-style-name="L4"/>
    <style:style style:name="T1"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2" style:family="text">
      <style:text-properties style:use-window-font-color="true" style:text-outline="false" style:text-line-through-style="none" style:font-name="Times New Roman" fo:font-size="12pt" fo:font-style="normal" fo:text-shadow="none" style:text-underline-style="none" style:letter-kerning="true" style:font-name-asian="Lucida Sans" style:font-size-asian="12pt" style:font-style-asian="normal" style:font-name-complex="Lucida Sans" style:font-size-complex="12pt" style:font-style-complex="normal" style:text-emphasize="none" style:text-overline-style="none" style:text-overline-color="font-color"/>
    </style:style>
    <style:style style:name="T3" style:family="text">
      <style:text-properties style:font-name="Times New Roman"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bAssembly and Blazor presentation notes:</text:p>
      <text:p text:style-name="Standard"/>
      <text:p text:style-name="P6">Slide 2:</text:p>
      <text:p text:style-name="Standard">Back in 2013, Emscripten, a C and C++ compiler, was written which targets JavaScript as a compilation target. Mozilla engineers optimized the generated JavaScript by creating a subset of JavaScript and named it asm.js. Once the other browser vendors saw how fast asm.js was, they started adding optimizations to their own engines. However, they were all reaching the limits of JavaScripts capabilities. Google's Native Client although very secure, didn't gain cross-browser support. A new language was needed, one that was designed specifically to be a compilation target for any high-level language and that was supported across all major browsers. The WebAssembly project was announced in 2015. In March 2017, the design of the minimum viable product was declared to be finished by Mozilla and the preview phase ended. In August 2017, the W3C formed the WebAssembly working group. Later that year, the major browsers each released versions fully supporting, what would go on to be published, as the WebAssembly Core 1.0 specification by the W3C in September 2018.</text:p>
      <text:p text:style-name="Standard"/>
      <text:p text:style-name="Standard">When you make a request to web page that uses WebAssembly, you are essentially running compiled code in the browser, which otherwise would present a security risk and wouldn't be allowed by the browser. To overcome this, WebAssembly has restricted access to memory – it is sandboxed so it cannot access memory it isn't meant to. It is in bytecode instruction format for a stack-based virtual machine.</text:p>
      <text:p text:style-name="Standard"/>
      <text:p text:style-name="Standard">To be able to get a specification published and adopted in the major browsers so quickly, version 1.0 has a limited set o<text:span text:style-name="T3">f capabilities. Having only 4 value base types (32-bit integer, 64-bit integer, 32-bit floating point and 64-bit floating point), it </text:span><text:span text:style-name="T1">supports modules, functions, tables, linear memory and global variables. Next versions of the specification will support 128-bit packed Single Instruction Multiple Data (SIMD), exception handling (exceptions are currently trapped and execution is aborted), threading and reference types.</text:span></text:p>
      <text:p text:style-name="P1"/>
      <text:p text:style-name="P1"/>
      <text:p text:style-name="P4">Slide 3</text:p>
      <text:p text:style-name="P1">WebAssembly Architecture:</text:p>
      <text:p text:style-name="P1">In the browser, JavaScript goes through a compiler which generates bytecode which is run within the just-in-time interpreter. Browser vendors have done a lot of work optimizing the runtime such as ahead-of-time compilation and assumptions about standard conventions. For example, the Safari browser has 4 tiers of optimizations. This is all done to make JavaScript run as fast as possible given that, until the launch of WebAssembly, has been the only compilation target that browsers natively understand. You can see by the diagram that WebAssembly runs directly within the just-in-time interpreter because it is already bytecode. Currently, the only way to interact with WebAssembly in the browser is to instantiate it via JavaScript. It does not have direct access to the browser or the DOM except through Javascript.</text:p>
      <text:p text:style-name="P1"/>
      <text:p text:style-name="P1"/>
      <text:p text:style-name="P4">Slide 4</text:p>
      <text:p text:style-name="P1">Blazor WebAssembly</text:p>
      <text:p text:style-name="P1">Inspired by React, Vue, Angular and other JavaScript-based single-page application frameworks, Blazor allows developers to create SPAs using C# and .NET utilising a razor component-based architecture. Blazor WebAssembly is a client-side in-browser implementation of Blazor which includes a .NET runtime implemented in WebAssembly.</text:p>
      <text:p text:style-name="P1"/>
      <text:p text:style-name="P1">When a Blazor WebAssembly app is built and run in a browser:</text:p>
      <text:list xml:id="list6328002213492737454" text:style-name="L4">
        <text:list-item>
          <text:p text:style-name="P3">C# code files and Razor files are compiled into .NET assemblies.</text:p>
        </text:list-item>
        <text:list-item>
          <text:p text:style-name="P3"><text:soft-page-break/>The assemblies and the .NET runtime are downloaded to the browser.</text:p>
        </text:list-item>
        <text:list-item>
          <text:p text:style-name="P10"><text:span text:style-name="T1">Blazor WebAssembly bootstraps the .NET runtime and configures the runtime to load the assemblies for the app.</text:span></text:p>
        </text:list-item>
      </text:list>
      <text:p text:style-name="Standard"><text:span text:style-name="T1"/></text:p>
      <text:p text:style-name="Standard"><text:span text:style-name="T1">Blazor uses an abstraction layer between the DOM and the application code, called a RenderTree. It is a lightweight copy of the DOM's state composed by standard C# classes. The RenderTree can be updated more efficiently than the DOM and reconciles multiple changes into a single DOM update. To maximize effectiveness the RenderTree uses a diffing algorithm to to ensure it only updates the necessary elements in the browser’s DOM.</text:span></text:p>
      <text:p text:style-name="Standard"><text:span text:style-name="T1"/></text:p>
      <text:p text:style-name="Standard"><text:span text:style-name="T1">For Blazor WebAssembly, Microsoft have created a layer of JavaScript called JavaScript Interoperability (or JS Interop for short) for Blazor and native JavaScript to communicate with WebAssembly. Essentially it is a cut-down version of .NET Standard in JavaScript and a wrapper for making calls to the JavaScript built-in WebAssembly object.</text:span></text:p>
      <text:p text:style-name="Standard"><text:span text:style-name="T1"/></text:p>
      <text:p text:style-name="Standard"><text:span text:style-name="T1"/></text:p>
      <text:p text:style-name="P6"><text:span text:style-name="T2">Slide 5</text:span></text:p>
      <text:p text:style-name="Standard"><text:span text:style-name="T1">The presentation will cover:</text:span></text:p>
      <text:list xml:id="list3063769564727631729" text:style-name="L1">
        <text:list-item>
          <text:p text:style-name="P5"><text:span text:style-name="T1">Setup of Blazor WebAssembly solution</text:span></text:p>
        </text:list-item>
        <text:list-item>
          <text:p text:style-name="P5"><text:span text:style-name="T1">Initially creating a set of basic static Blazor components (Index, Category, Product) from an e-commerce website template</text:span></text:p>
        </text:list-item>
        <text:list-item>
          <text:p text:style-name="P5"><text:span text:style-name="T1">Creating a database to support basic e-commerce website functionality</text:span></text:p>
        </text:list-item>
        <text:list-item>
          <text:p text:style-name="P5"><text:span text:style-name="T1">Creating an API for the Blazor components to communicate with to retrieve and store data</text:span></text:p>
        </text:list-item>
        <text:list-item>
          <text:p text:style-name="P5"><text:span text:style-name="T1">Making the Blazor components dynamic and extracting smaller components out</text:span></text:p>
        </text:list-item>
        <text:list-item>
          <text:p text:style-name="P5"><text:span text:style-name="T1">Key Blazor technology demonstrations: data binding, component state changes, Blazor CSS isolation and using JS Interop</text:span></text:p>
        </text:list-item>
        <text:list-item>
          <text:p text:style-name="P5"><text:span text:style-name="T1">Built using a combination of VSCode and command line</text:span></text:p>
        </text:list-item>
      </text:list>
      <text:p text:style-name="Standard"><text:span text:style-name="T1"/></text:p>
      <text:p text:style-name="Standard"><text:span text:style-name="T1">Although not covered in this presentation, you can debug Blazor code in the browser.</text:span></text:p>
      <text:p text:style-name="Standard"><text:span text:style-name="T1"/></text:p>
      <text:p text:style-name="Standard"><text:span text:style-name="T1"/></text:p>
      <text:p text:style-name="P6"><text:span text:style-name="T2">Slide 6</text:span></text:p>
      <text:p text:style-name="Standard"><text:span text:style-name="T1">Notes on development:</text:span></text:p>
      <text:p text:style-name="Standard"><text:span text:style-name="T1">I have created a Github repo for the final version if you would like to clone and/or if we run out of time: </text:span><text:a xlink:type="simple" xlink:href="https://github.com/gras1/BlazorCommercePart1" text:style-name="Internet_20_link" text:visited-style-name="Visited_20_Internet_20_Link">https://github.com/gras1/BlazorCommercePart1</text:a></text:p>
      <text:p text:style-name="Standard"><text:span text:style-name="T1"/></text:p>
      <text:list xml:id="list5185190686825501053" text:style-name="L2">
        <text:list-item>
          <text:p text:style-name="P7"><text:span text:style-name="T1">VSCode Extensions/Plugins used:</text:span></text:p>
        </text:list-item>
      </text:list>
      <text:list xml:id="list5174546816490126952" text:style-name="L3">
        <text:list-item>
          <text:list>
            <text:list-item>
              <text:p text:style-name="P8"><text:span text:style-name="T1">.NET Install Tool for Extension Authors</text:span></text:p>
            </text:list-item>
            <text:list-item>
              <text:p text:style-name="P8"><text:span text:style-name="T1">C#</text:span></text:p>
            </text:list-item>
            <text:list-item>
              <text:p text:style-name="P8"><text:span text:style-name="T1">C# Extensions</text:span></text:p>
            </text:list-item>
            <text:list-item>
              <text:p text:style-name="P8"><text:span text:style-name="T1">HTML CSS Support</text:span></text:p>
            </text:list-item>
            <text:list-item>
              <text:p text:style-name="P8"><text:span text:style-name="T1">Microsoft.AspNetCore.Razor.VSCode.BlazorWasmDebuggingExtension</text:span></text:p>
            </text:list-item>
            <text:list-item>
              <text:p text:style-name="P8"><text:span text:style-name="T1">NuGet Package Manager</text:span></text:p>
            </text:list-item>
            <text:list-item>
              <text:p text:style-name="P8"><text:span text:style-name="T1">Visual Studio IntelliCode</text:span></text:p>
            </text:list-item>
            <text:list-item>
              <text:p text:style-name="P8"><text:span text:style-name="T1">Visual Studio Keymap</text:span></text:p>
            </text:list-item>
            <text:list-item>
              <text:p text:style-name="P8"><text:span text:style-name="T1">WebAssembly</text:span></text:p>
            </text:list-item>
          </text:list>
        </text:list-item>
      </text:list>
      <text:p text:style-name="Standard"><text:span text:style-name="T1"/></text:p>
      <text:list xml:id="list31490424" text:continue-list="list5185190686825501053" text:style-name="L2">
        <text:list-item>
          <text:p text:style-name="P7"><text:span text:style-name="T1">You will get prompted to install development certificates which I have already already installed</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Lucida Sans" fo:font-size="31.5pt" fo:font-style="normal" fo:text-shadow="none" style:text-underline-style="none" fo:font-weight="normal" style:letter-kerning="true" style:font-name-asian="Lucida Sans" style:font-size-asian="31.5pt" style:font-style-asian="normal" style:font-weight-asian="normal" style:font-name-complex="Lucida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ucida Sans" fo:font-size="44pt" fo:font-style="normal" fo:text-shadow="none" style:text-underline-style="none" fo:font-weight="normal" style:letter-kerning="true" style:font-name-asian="Lucida Sans" style:font-size-asian="44pt" style:font-style-asian="normal" style:font-weight-asian="normal" style:font-name-complex="Lucida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Lucida Sans" fo:font-size="44pt" fo:font-style="normal" fo:text-shadow="none" style:text-underline-style="none" fo:font-weight="normal" style:letter-kerning="true" style:font-name-asian="Lucida Sans" style:font-size-asian="44pt" style:font-style-asian="normal" style:font-weight-asian="normal" style:font-name-complex="Lucida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Lucida Sans" fo:font-size="31.5pt" fo:font-style="normal" fo:text-shadow="none" style:text-underline-style="none" fo:font-weight="normal" style:letter-kerning="true" style:font-name-asian="Lucida Sans" style:font-size-asian="31.5pt" style:font-style-asian="normal" style:font-weight-asian="normal" style:font-name-complex="Lucida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aham Fearn</meta:initial-creator>
    <meta:creation-date>2021-05-18T00:32:32.14</meta:creation-date>
    <dc:date>2021-05-18T11:27:53.08</dc:date>
    <dc:creator>Graham Fearn</dc:creator>
    <meta:editing-duration>PT1H45M3S</meta:editing-duration>
    <meta:editing-cycles>16</meta:editing-cycles>
    <meta:generator>OpenOffice/4.1.9$Win32 OpenOffice.org_project/419m1$Build-9805</meta:generator>
    <meta:document-statistic meta:table-count="0" meta:image-count="0" meta:object-count="0" meta:page-count="2" meta:paragraph-count="41" meta:word-count="844" meta:character-count="5529"/>
  </office:meta>
</office:document-meta>
</file>